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15in" table:align="left"/>
    </style:style>
    <style:style style:name="Table1.A" style:family="table-column">
      <style:table-column-properties style:column-width="0.8771in"/>
    </style:style>
    <style:style style:name="Table1.B" style:family="table-column">
      <style:table-column-properties style:column-width="1.0007in"/>
    </style:style>
    <style:style style:name="Table1.C" style:family="table-column">
      <style:table-column-properties style:column-width="3.316in"/>
    </style:style>
    <style:style style:name="Table1.D" style:family="table-column">
      <style:table-column-properties style:column-width="1.727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aa71" officeooo:paragraph-rsid="001eaa71"/>
    </style:style>
    <style:style style:name="P2" style:family="paragraph" style:parent-style-name="Standard">
      <style:text-properties officeooo:rsid="001eaa71" officeooo:paragraph-rsid="001f00b1"/>
    </style:style>
    <style:style style:name="P3" style:family="paragraph" style:parent-style-name="Standard">
      <style:text-properties officeooo:rsid="001eaa71" officeooo:paragraph-rsid="002369f7"/>
    </style:style>
    <style:style style:name="P4" style:family="paragraph" style:parent-style-name="Standard">
      <style:text-properties officeooo:rsid="001f00b1" officeooo:paragraph-rsid="001f00b1"/>
    </style:style>
    <style:style style:name="P5" style:family="paragraph" style:parent-style-name="Standard">
      <style:text-properties fo:font-style="italic" officeooo:rsid="001eaa71" officeooo:paragraph-rsid="001eaa71" style:font-style-asian="italic" style:font-style-complex="italic"/>
    </style:style>
    <style:style style:name="P6" style:family="paragraph" style:parent-style-name="Standard">
      <style:text-properties officeooo:rsid="002935cc" officeooo:paragraph-rsid="002935cc"/>
    </style:style>
    <style:style style:name="P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eaa71" officeooo:paragraph-rsid="001eaa71"/>
    </style:style>
    <style:style style:name="P8" style:family="paragraph" style:parent-style-name="Standard">
      <style:paragraph-properties fo:break-before="page" fo:padding-left="0in" fo:padding-right="0in" fo:padding-top="0in" fo:padding-bottom="0.0291in" fo:border-left="none" fo:border-right="none" fo:border-top="none" fo:border-bottom="0.99pt solid #000000" style:join-border="false"/>
      <style:text-properties officeooo:rsid="001eaa71" officeooo:paragraph-rsid="001eaa71"/>
    </style:style>
    <style:style style:name="P9" style:family="paragraph" style:parent-style-name="Standard">
      <style:paragraph-properties fo:break-before="page" fo:padding-left="0in" fo:padding-right="0in" fo:padding-top="0in" fo:padding-bottom="0.0291in" fo:border-left="none" fo:border-right="none" fo:border-top="none" fo:border-bottom="0.99pt solid #000000" style:join-border="false"/>
      <style:text-properties officeooo:rsid="001eaa71" officeooo:paragraph-rsid="001f00b1"/>
    </style:style>
    <style:style style:name="P1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eaa71" officeooo:paragraph-rsid="001eaa71"/>
    </style:style>
    <style:style style:name="P1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1eaa71" officeooo:paragraph-rsid="001f00b1"/>
    </style:style>
    <style:style style:name="P12" style:family="paragraph" style:parent-style-name="Table_20_Contents">
      <style:text-properties officeooo:rsid="00224507" officeooo:paragraph-rsid="00224507"/>
    </style:style>
    <style:style style:name="P13" style:family="paragraph" style:parent-style-name="Table_20_Contents">
      <style:text-properties officeooo:rsid="002369f7" officeooo:paragraph-rsid="002369f7"/>
    </style:style>
    <style:style style:name="P14" style:family="paragraph" style:parent-style-name="Table_20_Contents">
      <style:text-properties officeooo:rsid="002a6cc4" officeooo:paragraph-rsid="002a6cc4"/>
    </style:style>
    <style:style style:name="T1" style:family="text">
      <style:text-properties officeooo:rsid="001f00b1"/>
    </style:style>
    <style:style style:name="T2" style:family="text">
      <style:text-properties officeooo:rsid="0024e616"/>
    </style:style>
    <style:style style:name="T3" style:family="text">
      <style:text-properties officeooo:rsid="00285a8c"/>
    </style:style>
    <style:style style:name="T4" style:family="text">
      <style:text-properties officeooo:rsid="002a09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T34 Emulator</text:p>
      <text:p text:style-name="P7"/>
      <text:p text:style-name="P1"/>
      <text:p text:style-name="P1"/>
      <text:p text:style-name="P10"/>
      <text:p text:style-name="P3"/>
      <text:p text:style-name="P3">Chapter 1:</text:p>
      <text:p text:style-name="P1">About T34</text:p>
      <text:p text:style-name="P1"/>
      <text:p text:style-name="P1">Memory Layout</text:p>
      <text:p text:style-name="P1"/>
      <text:p text:style-name="P1">Old Fashion Computing is happy to unveil the T34 emulator! The T34 is an</text:p>
      <text:p text:style-name="P1">emulator of a simple accumulator-style architecture. The T34 stores 24-bit words. It</text:p>
      <text:p text:style-name="P1">supports up to 64 instructions, four addressing modes, and 4096 words of memory,</text:p>
      <text:p text:style-name="P1">ranging from 000 to FFF. Each word sores the most significant bit at the left, and the</text:p>
      <text:p text:style-name="P1">least significant bit at the right. <text:span text:style-name="T3">Each instruction contains a 12-bit address field, a 6-bit opcode, and a 6-bit addressing mode.</text:span></text:p>
      <text:p text:style-name="P1"/>
      <text:p text:style-name="P1">Building + Running</text:p>
      <text:p text:style-name="P1"/>
      <text:p text:style-name="P1">To run your T34 emulator, launch a terminal window, and find the directory</text:p>
      <text:p text:style-name="P1">containing <text:span text:style-name="T3">prog</text:span>.py. Then, enter the following command:</text:p>
      <text:p text:style-name="P1"/>
      <text:p text:style-name="P5">$ python3 prog.py myobject.obj</text:p>
      <text:p text:style-name="P1"/>
      <text:p text:style-name="P1">This will bring you to a menu. You have 5 options here. Entering ‘D’ or ‘d’ will give</text:p>
      <text:p text:style-name="P1">you a memory dump. Pressing ‘P’ or ‘p’ will give you a block of memory. Entering ‘C’</text:p>
      <text:p text:style-name="P1">or ‘c’ will give you the program counter. Entering ‘E’ or ‘e’ will begin emulating the given input file. Pressing ‘Q’ or ‘q’ will quit. All functions will be described in depth in a later chapter.</text:p>
      <text:p text:style-name="P10"/>
      <text:p text:style-name="P8"/>
      <text:p text:style-name="P1"/>
      <text:p text:style-name="P1">Chapter 2:</text:p>
      <text:p text:style-name="P1">Functions</text:p>
      <text:p text:style-name="P1"/>
      <text:p text:style-name="P1">Memory Dump</text:p>
      <text:p text:style-name="P1"/>
      <text:p text:style-name="P1">If you choose to memory dump, the program will look through all values in</text:p>
      <text:p text:style-name="P1">memory. If the values is not zero, the value will be printed. The left hand side will</text:p>
      <text:p text:style-name="P1">contain the address in memory, and the right side will contain the value stored. All</text:p>
      <text:p text:style-name="P1">output will be in hex.</text:p>
      <text:p text:style-name="P1"/>
      <text:p text:style-name="P1">Parsing Memory</text:p>
      <text:p text:style-name="P1"/>
      <text:p text:style-name="P1">If you choose to parse memory, you will be asked where to start</text:p>
      <text:p text:style-name="P1">parsing memory from. Enter any valid integer between 0 and 4095. After this,</text:p>
      <text:p text:style-name="P1">you will be asked how many values in memory you would like to look at. This</text:p>
      <text:p text:style-name="P1">will be any non-zero integer. If the program would overstep its memory, it</text:p>
      <text:p text:style-name="P1">quits instead. The emulator will print the address of the value, the ADDR value,</text:p>
      <text:p text:style-name="P1">the OP value, and the AM value. Similar to the memory dump, all values will be</text:p>
      <text:p text:style-name="P1">in hex.</text:p>
      <text:p text:style-name="P1"/>
      <text:p text:style-name="P4">Emulate</text:p>
      <text:p text:style-name="P4"/>
      <text:p text:style-name="P4">This function will launch the emulation feature. This will start executing at PC, and will run each instruction in memory, and will branch and control the flow as necessary. All advanced emulation features are described below.</text:p>
      <text:p text:style-name="P1"/>
      <text:p text:style-name="P1">Program Counter</text:p>
      <text:p text:style-name="P1"/>
      <text:p text:style-name="P1">If you choose to view the program counter, the emulator prints a single</text:p>
      <text:p text:style-name="P1">line containing the value in hex of the program counter.</text:p>
      <text:p text:style-name="P10"/>
      <text:p text:style-name="P8"/>
      <text:p text:style-name="P1"/>
      <text:p text:style-name="P1">Chatper 3:</text:p>
      <text:p text:style-name="P1">Registers</text:p>
      <text:p text:style-name="P1"/>
      <text:p text:style-name="P1">Visible Registers</text:p>
      <text:p text:style-name="P1"/>
      <text:p text:style-name="P1">The T34 emulator has a full suite of built-in registers. These registers include the memory address register, the instruction counter, the index registers, the address bus, the memory data register, the accumulator, the ALU, the instruction register, and the data bus. Some of these registers <text:span text:style-name="T3">aren’t used, however the return value structure in the code closely mimics how they are implemented in the T34 system.</text:span></text:p>
      <text:p text:style-name="P1"/>
      <text:p text:style-name="P1">Invisible Registers</text:p>
      <text:p text:style-name="P1"/>
      <text:p text:style-name="P1">No additional registers have been added to the system as no additional registers have found to be necessary yet.</text:p>
      <text:p text:style-name="P10"/>
      <text:p text:style-name="P8"/>
      <text:p text:style-name="P1"/>
      <text:p text:style-name="P1">Chapter 4:</text:p>
      <text:p text:style-name="P1">Execution Record</text:p>
      <text:p text:style-name="P1"/>
      <text:p text:style-name="P4">Print Trace</text:p>
      <text:p text:style-name="P1"/>
      <text:p text:style-name="P4">When the T34 emulator executes a program, it will print a trace for each line it executes. Each line will start with three characters, the memory in hex that the instruction processed. The next number is 6 characters, the instruction in hex that the program is executing. The next is a the name of the command that the emulator is executing, or ???? if it has found an unknown command. The next value is the memory address it is fetching from in hex, or it specifies that it is using an immediate value. The next value is the current value in hex of the accumulator. Finally, each print trace contains 4 values, the values of X0 – X4, all in hex.</text:p>
      <text:p text:style-name="P10"/>
      <text:p text:style-name="P8"/>
      <text:p text:style-name="P1"/>
      <text:p text:style-name="P2">Chapter 5:</text:p>
      <text:p text:style-name="P2">Halting</text:p>
      <text:p text:style-name="P2"/>
      <text:p text:style-name="P4">Halt Instruction</text:p>
      <text:p text:style-name="P4"/>
      <text:p text:style-name="P4">If the halt instruction is executed, the T34 emulator will immediately stop executing the current program, and will notify the user that it has stopped.</text:p>
      <text:p text:style-name="P4"/>
      <text:p text:style-name="P4">Undefined Opcode</text:p>
      <text:p text:style-name="P4"/>
      <text:p text:style-name="P4">If the current opcode is undefined, the program will notify the user that the opcode was the problem, and will stop executing.</text:p>
      <text:p text:style-name="P4"/>
      <text:p text:style-name="P4">Addressing Mode</text:p>
      <text:p text:style-name="P4"/>
      <text:p text:style-name="P4">Similar to the opcode, if the addressing mode is illegal, the emulator will print that the addressing mode was the problem, and will halt the execution.</text:p>
      <text:p text:style-name="P11"/>
      <text:p text:style-name="P9"/>
      <text:p text:style-name="P2"/>
      <text:p text:style-name="P2">Chapter <text:span text:style-name="T1">6</text:span>:</text:p>
      <text:p text:style-name="P4">Instructions</text:p>
      <text:p text:style-name="P4"/>
      <text:p text:style-name="P4">The T34 emulator accepts a wide variety of instructions. It accepts 4 main ‘types of instructions, including halt instructions, memory instructions, ALU instructions, and jump instructions. A list of all currently supported instructions are listed below.</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Opcode</text:p>
          </table:table-cell>
          <table:table-cell table:style-name="Table1.A1" office:value-type="string">
            <text:p text:style-name="P12">Name</text:p>
          </table:table-cell>
          <table:table-cell table:style-name="Table1.A1" office:value-type="string">
            <text:p text:style-name="P12">Function</text:p>
          </table:table-cell>
          <table:table-cell table:style-name="Table1.D1" office:value-type="string">
            <text:p text:style-name="P12">Addressing Modes</text:p>
          </table:table-cell>
        </table:table-row>
        <table:table-row>
          <table:table-cell table:style-name="Table1.A2" office:value-type="string">
            <text:p text:style-name="P12">00 0000</text:p>
          </table:table-cell>
          <table:table-cell table:style-name="Table1.A2" office:value-type="string">
            <text:p text:style-name="P12">HALT</text:p>
          </table:table-cell>
          <table:table-cell table:style-name="Table1.A2" office:value-type="string">
            <text:p text:style-name="P13">Halt the emulation</text:p>
          </table:table-cell>
          <table:table-cell table:style-name="Table1.D2" office:value-type="string">
            <text:p text:style-name="P13">Ignored</text:p>
          </table:table-cell>
        </table:table-row>
        <table:table-row>
          <table:table-cell table:style-name="Table1.A2" office:value-type="string">
            <text:p text:style-name="P12">00 0001</text:p>
          </table:table-cell>
          <table:table-cell table:style-name="Table1.A2" office:value-type="string">
            <text:p text:style-name="P12">NOP</text:p>
          </table:table-cell>
          <table:table-cell table:style-name="Table1.A2" office:value-type="string">
            <text:p text:style-name="P13">Does nothing</text:p>
          </table:table-cell>
          <table:table-cell table:style-name="Table1.D2" office:value-type="string">
            <text:p text:style-name="P13">Ignored</text:p>
          </table:table-cell>
        </table:table-row>
        <table:table-row>
          <table:table-cell table:style-name="Table1.A2" office:value-type="string">
            <text:p text:style-name="P12">01 0000</text:p>
          </table:table-cell>
          <table:table-cell table:style-name="Table1.A2" office:value-type="string">
            <text:p text:style-name="P12">LD</text:p>
          </table:table-cell>
          <table:table-cell table:style-name="Table1.A2" office:value-type="string">
            <text:p text:style-name="P13">Load accumulator from memory</text:p>
          </table:table-cell>
          <table:table-cell table:style-name="Table1.D2" office:value-type="string">
            <text:p text:style-name="P13">All</text:p>
          </table:table-cell>
        </table:table-row>
        <table:table-row>
          <table:table-cell table:style-name="Table1.A2" office:value-type="string">
            <text:p text:style-name="P12">01 0001</text:p>
          </table:table-cell>
          <table:table-cell table:style-name="Table1.A2" office:value-type="string">
            <text:p text:style-name="P12">ST</text:p>
          </table:table-cell>
          <table:table-cell table:style-name="Table1.A2" office:value-type="string">
            <text:p text:style-name="P13">Store accumulator into memory</text:p>
          </table:table-cell>
          <table:table-cell table:style-name="Table1.D2" office:value-type="string">
            <text:p text:style-name="P13">All but immediate</text:p>
          </table:table-cell>
        </table:table-row>
        <table:table-row>
          <table:table-cell table:style-name="Table1.A2" office:value-type="string">
            <text:p text:style-name="P12">01 0010</text:p>
          </table:table-cell>
          <table:table-cell table:style-name="Table1.A2" office:value-type="string">
            <text:p text:style-name="P12">EM</text:p>
          </table:table-cell>
          <table:table-cell table:style-name="Table1.A2" office:value-type="string">
            <text:p text:style-name="P13">Exchange accumulator and memory</text:p>
          </table:table-cell>
          <table:table-cell table:style-name="Table1.D2" office:value-type="string">
            <text:p text:style-name="P13">All but immediate</text:p>
          </table:table-cell>
        </table:table-row>
        <table:table-row>
          <table:table-cell table:style-name="Table1.A2" office:value-type="string">
            <text:p text:style-name="P14">01 1000</text:p>
          </table:table-cell>
          <table:table-cell table:style-name="Table1.A2" office:value-type="string">
            <text:p text:style-name="P14">LDX</text:p>
          </table:table-cell>
          <table:table-cell table:style-name="Table1.A2" office:value-type="string">
            <text:p text:style-name="P14">Load register from memory word</text:p>
          </table:table-cell>
          <table:table-cell table:style-name="Table1.D2" office:value-type="string">
            <text:p text:style-name="P14">Direct, Immediate</text:p>
          </table:table-cell>
        </table:table-row>
        <table:table-row>
          <table:table-cell table:style-name="Table1.A2" office:value-type="string">
            <text:p text:style-name="P14">01 1001</text:p>
          </table:table-cell>
          <table:table-cell table:style-name="Table1.A2" office:value-type="string">
            <text:p text:style-name="P14">STX</text:p>
          </table:table-cell>
          <table:table-cell table:style-name="Table1.A2" office:value-type="string">
            <text:p text:style-name="P14">Store register into memory word</text:p>
          </table:table-cell>
          <table:table-cell table:style-name="Table1.D2" office:value-type="string">
            <text:p text:style-name="P14">Direct</text:p>
          </table:table-cell>
        </table:table-row>
        <table:table-row>
          <table:table-cell table:style-name="Table1.A2" office:value-type="string">
            <text:p text:style-name="P14">01 1010</text:p>
          </table:table-cell>
          <table:table-cell table:style-name="Table1.A2" office:value-type="string">
            <text:p text:style-name="P14">EMX</text:p>
          </table:table-cell>
          <table:table-cell table:style-name="Table1.A2" office:value-type="string">
            <text:p text:style-name="P14">Swap register and memory word</text:p>
          </table:table-cell>
          <table:table-cell table:style-name="Table1.D2" office:value-type="string">
            <text:p text:style-name="P14">Direct</text:p>
          </table:table-cell>
        </table:table-row>
        <table:table-row>
          <table:table-cell table:style-name="Table1.A2" office:value-type="string">
            <text:p text:style-name="P12">10 0000</text:p>
          </table:table-cell>
          <table:table-cell table:style-name="Table1.A2" office:value-type="string">
            <text:p text:style-name="P12">ADD</text:p>
          </table:table-cell>
          <table:table-cell table:style-name="Table1.A2" office:value-type="string">
            <text:p text:style-name="P13">Add memory to accumulator</text:p>
          </table:table-cell>
          <table:table-cell table:style-name="Table1.D2" office:value-type="string">
            <text:p text:style-name="P13">All</text:p>
          </table:table-cell>
        </table:table-row>
        <table:table-row>
          <table:table-cell table:style-name="Table1.A2" office:value-type="string">
            <text:p text:style-name="P12">10 0001</text:p>
          </table:table-cell>
          <table:table-cell table:style-name="Table1.A2" office:value-type="string">
            <text:p text:style-name="P12">SUB</text:p>
          </table:table-cell>
          <table:table-cell table:style-name="Table1.A2" office:value-type="string">
            <text:p text:style-name="P13">Subtract memory from the accumulator</text:p>
          </table:table-cell>
          <table:table-cell table:style-name="Table1.D2" office:value-type="string">
            <text:p text:style-name="P13">All</text:p>
          </table:table-cell>
        </table:table-row>
        <table:table-row>
          <table:table-cell table:style-name="Table1.A2" office:value-type="string">
            <text:p text:style-name="P12">10 0010</text:p>
          </table:table-cell>
          <table:table-cell table:style-name="Table1.A2" office:value-type="string">
            <text:p text:style-name="P12">CLR</text:p>
          </table:table-cell>
          <table:table-cell table:style-name="Table1.A2" office:value-type="string">
            <text:p text:style-name="P13">Clear the accumulator</text:p>
          </table:table-cell>
          <table:table-cell table:style-name="Table1.D2" office:value-type="string">
            <text:p text:style-name="P13">Ignored</text:p>
          </table:table-cell>
        </table:table-row>
        <table:table-row>
          <table:table-cell table:style-name="Table1.A2" office:value-type="string">
            <text:p text:style-name="P12">10 0011</text:p>
          </table:table-cell>
          <table:table-cell table:style-name="Table1.A2" office:value-type="string">
            <text:p text:style-name="P12">COM</text:p>
          </table:table-cell>
          <table:table-cell table:style-name="Table1.A2" office:value-type="string">
            <text:p text:style-name="P13">Complement the accumulator</text:p>
          </table:table-cell>
          <table:table-cell table:style-name="Table1.D2" office:value-type="string">
            <text:p text:style-name="P13">Ignored</text:p>
          </table:table-cell>
        </table:table-row>
        <table:table-row>
          <table:table-cell table:style-name="Table1.A2" office:value-type="string">
            <text:p text:style-name="P12">10 0100</text:p>
          </table:table-cell>
          <table:table-cell table:style-name="Table1.A2" office:value-type="string">
            <text:p text:style-name="P12">AND</text:p>
          </table:table-cell>
          <table:table-cell table:style-name="Table1.A2" office:value-type="string">
            <text:p text:style-name="P13">And memory to the accumulator</text:p>
          </table:table-cell>
          <table:table-cell table:style-name="Table1.D2" office:value-type="string">
            <text:p text:style-name="P13">All</text:p>
          </table:table-cell>
        </table:table-row>
        <table:table-row>
          <table:table-cell table:style-name="Table1.A2" office:value-type="string">
            <text:p text:style-name="P12">10 0101</text:p>
          </table:table-cell>
          <table:table-cell table:style-name="Table1.A2" office:value-type="string">
            <text:p text:style-name="P12">OR</text:p>
          </table:table-cell>
          <table:table-cell table:style-name="Table1.A2" office:value-type="string">
            <text:p text:style-name="P13">Or memory to the accumulator</text:p>
          </table:table-cell>
          <table:table-cell table:style-name="Table1.D2" office:value-type="string">
            <text:p text:style-name="P13">All</text:p>
          </table:table-cell>
        </table:table-row>
        <table:table-row>
          <table:table-cell table:style-name="Table1.A2" office:value-type="string">
            <text:p text:style-name="P12">10 0110</text:p>
          </table:table-cell>
          <table:table-cell table:style-name="Table1.A2" office:value-type="string">
            <text:p text:style-name="P12">XOR</text:p>
          </table:table-cell>
          <table:table-cell table:style-name="Table1.A2" office:value-type="string">
            <text:p text:style-name="P13">Xor the memory to the accumulator</text:p>
          </table:table-cell>
          <table:table-cell table:style-name="Table1.D2" office:value-type="string">
            <text:p text:style-name="P13">All</text:p>
          </table:table-cell>
        </table:table-row>
        <table:table-row>
          <table:table-cell table:style-name="Table1.A2" office:value-type="string">
            <text:p text:style-name="P14">10 1000</text:p>
          </table:table-cell>
          <table:table-cell table:style-name="Table1.A2" office:value-type="string">
            <text:p text:style-name="P14">ADDX</text:p>
          </table:table-cell>
          <table:table-cell table:style-name="Table1.A2" office:value-type="string">
            <text:p text:style-name="P14">Add memory to register</text:p>
          </table:table-cell>
          <table:table-cell table:style-name="Table1.D2" office:value-type="string">
            <text:p text:style-name="P14">Direct, Immediate</text:p>
          </table:table-cell>
        </table:table-row>
        <table:table-row>
          <table:table-cell table:style-name="Table1.A2" office:value-type="string">
            <text:p text:style-name="P14">10 1001</text:p>
          </table:table-cell>
          <table:table-cell table:style-name="Table1.A2" office:value-type="string">
            <text:p text:style-name="P14">SUBX</text:p>
          </table:table-cell>
          <table:table-cell table:style-name="Table1.A2" office:value-type="string">
            <text:p text:style-name="P14">Subtract memory from register</text:p>
          </table:table-cell>
          <table:table-cell table:style-name="Table1.D2" office:value-type="string">
            <text:p text:style-name="P14">Direct, Immediate</text:p>
          </table:table-cell>
        </table:table-row>
        <table:table-row>
          <table:table-cell table:style-name="Table1.A2" office:value-type="string">
            <text:p text:style-name="P14">10 1010</text:p>
          </table:table-cell>
          <table:table-cell table:style-name="Table1.A2" office:value-type="string">
            <text:p text:style-name="P14">CLRX</text:p>
          </table:table-cell>
          <table:table-cell table:style-name="Table1.A2" office:value-type="string">
            <text:p text:style-name="P14">Clear register</text:p>
          </table:table-cell>
          <table:table-cell table:style-name="Table1.D2" office:value-type="string">
            <text:p text:style-name="P14">Ignored</text:p>
          </table:table-cell>
        </table:table-row>
        <table:table-row>
          <table:table-cell table:style-name="Table1.A2" office:value-type="string">
            <text:p text:style-name="P12">11 0000</text:p>
          </table:table-cell>
          <table:table-cell table:style-name="Table1.A2" office:value-type="string">
            <text:p text:style-name="P12">J</text:p>
          </table:table-cell>
          <table:table-cell table:style-name="Table1.A2" office:value-type="string">
            <text:p text:style-name="P13">Jump to the specified memory address</text:p>
          </table:table-cell>
          <table:table-cell table:style-name="Table1.D2" office:value-type="string">
            <text:p text:style-name="P13">All but immediate</text:p>
          </table:table-cell>
        </table:table-row>
        <table:table-row>
          <table:table-cell table:style-name="Table1.A2" office:value-type="string">
            <text:p text:style-name="P12">11 0001</text:p>
          </table:table-cell>
          <table:table-cell table:style-name="Table1.A2" office:value-type="string">
            <text:p text:style-name="P12">JZ</text:p>
          </table:table-cell>
          <table:table-cell table:style-name="Table1.A2" office:value-type="string">
            <text:p text:style-name="P13">Jump to the memory address if the accumulator contains a zero</text:p>
          </table:table-cell>
          <table:table-cell table:style-name="Table1.D2" office:value-type="string">
            <text:p text:style-name="P13">All but immediate</text:p>
          </table:table-cell>
        </table:table-row>
        <table:table-row>
          <table:table-cell table:style-name="Table1.A2" office:value-type="string">
            <text:p text:style-name="P12">11 0010</text:p>
          </table:table-cell>
          <table:table-cell table:style-name="Table1.A2" office:value-type="string">
            <text:p text:style-name="P12">JN</text:p>
          </table:table-cell>
          <table:table-cell table:style-name="Table1.A2" office:value-type="string">
            <text:p text:style-name="P13">Jump to the memory address if the accumulator is negative</text:p>
          </table:table-cell>
          <table:table-cell table:style-name="Table1.D2" office:value-type="string">
            <text:p text:style-name="P13">All but immediate</text:p>
          </table:table-cell>
        </table:table-row>
        <table:table-row>
          <table:table-cell table:style-name="Table1.A2" office:value-type="string">
            <text:p text:style-name="P12">11 0011</text:p>
          </table:table-cell>
          <table:table-cell table:style-name="Table1.A2" office:value-type="string">
            <text:p text:style-name="P12">JP</text:p>
          </table:table-cell>
          <table:table-cell table:style-name="Table1.A2" office:value-type="string">
            <text:p text:style-name="P13">Jump to the memory address if the accumulator is positive</text:p>
          </table:table-cell>
          <table:table-cell table:style-name="Table1.D2" office:value-type="string">
            <text:p text:style-name="P13">All but immediate</text:p>
          </table:table-cell>
        </table:table-row>
      </table:table>
      <text:p text:style-name="P4"/>
      <text:p text:style-name="P6">Each instruction uses one of the 5 addressing modes, direct, immediate, indexed, indirect, or indexed indirect. If it uses direct, the Effective Address (EA) is the contents of the address field. If it is immediate, there is no EA. Instead, it uses the data in the address field. In indexed, the EA is the sum of <text:soft-page-break/>the address field and the index register. In indirect,the EA is the upper 12 bits of the memory at that word. Indexed indirect preforms indexing, and uses the upper 12 bits of memory at that location. If the program attempts to use an addressing mode that does not exist, it will halt and print ‘illegal addressing mode’. If it attempts to use an addressing mode that is not available for that type of function, it will also halt and print ‘illegal addressing mode’.</text:p>
      <text:p text:style-name="P10"/>
      <text:p text:style-name="P8"/>
      <text:p text:style-name="P1"/>
      <text:p text:style-name="P1">Chapter <text:span text:style-name="T1">7</text:span>:</text:p>
      <text:p text:style-name="P1">Miscellaneous</text:p>
      <text:p text:style-name="P1"/>
      <text:p text:style-name="P1">Object Files</text:p>
      <text:p text:style-name="P1"/>
      <text:p text:style-name="P1">The T34 emulator takes in exactly one object file. The file has many lines.</text:p>
      <text:p text:style-name="P1">Each line contains a starting address in memory. The next number is the number of</text:p>
      <text:p text:style-name="P1">sequential values to store. Finally, each line contains that many values. Each of those</text:p>
      <text:p text:style-name="P1">values will get stored in memory. The addresses and values are in hex, but the count</text:p>
      <text:p text:style-name="P1">of values is not. Each object file ends with a line that contains a single hex address.</text:p>
      <text:p text:style-name="P1">This address is the initial value for the program counter.</text:p>
      <text:p text:style-name="P1"/>
      <text:p text:style-name="P1">Testing</text:p>
      <text:p text:style-name="P1"/>
      <text:p text:style-name="P1">This T34 emulator system has been tested extensively. It confirms that at least one file is passed in to it. All following files are ignored. The input files passed in are assumed to be valid objects, <text:span text:style-name="T2">however the program still checks that the file isn’t empty, and that the program counter is placed on its own line.</text:span> Each user input in the program has been confirmed to keep asking the user for a value until the user supplies the correct type of data. <text:span text:style-name="T4">The program’s input and output force all values to be in the range [000,fff], thus it is unable to overstep the bounds of memory</text:span>. All functions have been confirmed to return the correct data based on several test object files. <text:span text:style-name="T2">Each individual function has been tested using every legal addressing mode. Each function with conditional branching has been checked using each type of condition. The program has been tested with negative numbers, overflow, underflow, and many other bizarre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19:10.273383791</meta:creation-date>
    <meta:editing-duration>PT24M1S</meta:editing-duration>
    <meta:editing-cycles>8</meta:editing-cycles>
    <meta:generator>LibreOffice/5.4.1.2$Linux_X86_64 LibreOffice_project/40m0$Build-2</meta:generator>
    <dc:date>2017-12-05T14:10:32.364475509</dc:date>
    <meta:document-statistic meta:table-count="1" meta:image-count="0" meta:object-count="0" meta:page-count="8" meta:paragraph-count="161" meta:word-count="1339" meta:character-count="7591" meta:non-whitespace-character-count="6412"/>
  </office:meta>
</office:document-meta>
</file>